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RomNo9L-Medi" svg:font-family="NimbusRomNo9L-Medi" style:font-family-generic="roman" style:font-pitch="variable"/>
    <style:font-face style:name="NimbusRomNo9L-Regu" svg:font-family="NimbusRomNo9L-Regu" style:font-family-generic="roman" style:font-pitch="variable"/>
    <style:font-face style:name="NimbusRomNo9L-ReguItal" svg:font-family="NimbusRomNo9L-ReguIt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NimbusRomNo9L-Medi1" svg:font-family="NimbusRomNo9L-Medi" style:font-family-generic="system" style:font-pitch="variable"/>
    <style:font-face style:name="NimbusRomNo9L-Regu1" svg:font-family="NimbusRomNo9L-Regu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/>
    </style:style>
    <style:style style:name="P2" style:family="paragraph" style:parent-style-name="Standard">
      <style:paragraph-properties fo:text-align="end" style:justify-single-word="false"/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6pt" style:font-size-asian="16pt" style:font-name-complex="NimbusRomNo9L-Regu1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style:font-size-asian="16pt" style:font-name-complex="NimbusRomNo9L-Regu1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NimbusRomNo9L-Regu1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NimbusRomNo9L-Regu1"/>
    </style:style>
    <style:style style:name="P9" style:family="paragraph" style:parent-style-name="Standard">
      <style:paragraph-properties fo:text-align="center" style:justify-single-word="false"/>
      <style:text-properties style:font-name="Times New Roman" style:font-name-complex="NimbusRomNo9L-Regu1"/>
    </style:style>
    <style:style style:name="P10" style:family="paragraph" style:parent-style-name="Standard">
      <style:paragraph-properties fo:text-align="end" style:justify-single-word="false"/>
      <style:text-properties style:font-name="Times New Roman" style:font-name-complex="NimbusRomNo9L-Regu1"/>
    </style:style>
    <style:style style:name="P11" style:family="paragraph" style:parent-style-name="Standard">
      <style:paragraph-properties fo:text-align="start" style:justify-single-word="false"/>
      <style:text-properties style:font-name="Times New Roman" style:font-name-complex="NimbusRomNo9L-Regu1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24pt" style:font-size-asian="24pt" style:font-name-complex="NimbusRomNo9L-Regu1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NimbusRomNo9L-Medi1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weight="bold" style:font-weight-asian="bold" style:font-name-complex="NimbusRomNo9L-Medi1"/>
    </style:style>
    <style:style style:name="P15" style:family="paragraph" style:parent-style-name="Standard">
      <style:paragraph-properties fo:text-align="start" style:justify-single-word="false"/>
      <style:text-properties style:font-name="Times New Roman"/>
    </style:style>
    <style:style style:name="P16" style:family="paragraph" style:parent-style-name="Standard">
      <style:paragraph-properties fo:text-align="start" style:justify-single-word="false"/>
      <style:text-properties style:font-name="Times New Roman" style:font-name-complex="NimbusRomNo9L-Regu1"/>
    </style:style>
    <style:style style:name="T1" style:family="text">
      <style:text-properties style:font-name="NimbusRomNo9L-Regu" fo:font-size="12pt" style:font-size-asian="12pt"/>
    </style:style>
    <style:style style:name="T2" style:family="text">
      <style:text-properties style:font-name="NimbusRomNo9L-Regu" fo:font-size="12pt" style:font-size-asian="12pt" style:font-name-complex="NimbusRomNo9L-Regu1"/>
    </style:style>
    <style:style style:name="T3" style:family="text">
      <style:text-properties style:font-name="NimbusRomNo9L-Regu" fo:font-size="12pt" officeooo:rsid="000665c0" style:font-size-asian="12pt" style:font-name-complex="NimbusRomNo9L-Regu1"/>
    </style:style>
    <style:style style:name="T4" style:family="text">
      <style:text-properties style:font-name="NimbusRomNo9L-Regu" fo:font-size="12pt" officeooo:rsid="000665c0" style:font-size-asian="12pt"/>
    </style:style>
    <style:style style:name="T5" style:family="text">
      <style:text-properties style:font-name="NimbusRomNo9L-ReguItal" fo:font-size="12pt" style:font-size-asian="12pt"/>
    </style:style>
    <style:style style:name="T6" style:family="text">
      <style:text-properties style:font-name="Times New Roman" style:font-name-complex="NimbusRomNo9L-Regu1"/>
    </style:style>
    <style:style style:name="T7" style:family="text">
      <style:text-properties fo:font-size="12pt" style:font-size-asian="12pt"/>
    </style:style>
    <style:style style:name="T8" style:family="text">
      <style:text-properties fo:font-size="12pt" style:font-size-asian="12pt" style:font-name-complex="NimbusRomNo9L-Regu1"/>
    </style:style>
    <style:style style:name="T9" style:family="text">
      <style:text-properties fo:font-size="12pt" officeooo:rsid="000665c0" style:font-size-asian="12pt" style:font-name-complex="NimbusRomNo9L-Regu1"/>
    </style:style>
    <style:style style:name="T10" style:family="text">
      <style:text-properties fo:font-size="12pt" officeooo:rsid="000665c0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zkoła Główna Gospodarstwa Wiejskiego</text:p>
      <text:p text:style-name="P6">w Warszawie</text:p>
      <text:p text:style-name="P6">Wydział Zastosowań Informatyki i Matematyki</text:p>
      <text:p text:style-name="P1"/>
      <text:p text:style-name="P7">Maciej Wygoda</text:p>
      <text:p text:style-name="P9">172407</text:p>
      <text:p text:style-name="P1"/>
      <text:p text:style-name="P12">Implementacja sieciowej gry wideo z</text:p>
      <text:p text:style-name="P12">wykorzystaniem silnika Unreal Engine 4</text:p>
      <text:p text:style-name="P1"/>
      <text:p text:style-name="P6">Implementation of an online video game using Unreal Engine 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Praca dyplomowa inżynierska</text:p>
      <text:p text:style-name="P8">na kierunku Informatyka</text:p>
      <text:p text:style-name="P10">Praca wykonana pod kierunkiem</text:p>
      <text:p text:style-name="P10">dr. Bartłomieja Kubicy</text:p>
      <text:p text:style-name="P10">Wydział Zastosowań Informatyki i Matematyki</text:p>
      <text:p text:style-name="P10">Katedra Zastosowań Informatyki</text:p>
      <text:p text:style-name="P1"/>
      <text:p text:style-name="P1"/>
      <text:p text:style-name="P1"/>
      <text:p text:style-name="P9">Warszawa, 2018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13">Streszczenie</text:p>
      <text:p text:style-name="P13"/>
      <text:p text:style-name="P14">Implementacja sieciowej gry wideo z wykorzystaniem silnika Unreal Engine 4</text:p>
      <text:p text:style-name="P4"><text:span text:style-name="T8">Niniejsza praca jest opisem implementacji sieciowej gry wideo pod tytułem „thesis_1“, wykorzystuj</text:span><text:span text:style-name="T9">ą</text:span><text:span text:style-name="T7">cej silnik Unreal Engine 4. Praca zawiera opis silnika, prezentuje architektur</text:span><text:span text:style-name="T10">ę</text:span><text:span text:style-name="T7"> gry</text:span></text:p>
      <text:p text:style-name="P4"><text:span text:style-name="T7">oraz zastosowane narz</text:span><text:span text:style-name="T10">ę</text:span><text:span text:style-name="T7">dzia, napotkane problemy i ich rozwi</text:span><text:span text:style-name="T10">ą</text:span><text:span text:style-name="T7">zania. Integra</text:span><text:span text:style-name="T10">lną</text:span><text:span text:style-name="T7"> cz</text:span><text:span text:style-name="T10">ęść</text:span><text:span text:style-name="T7"> pracy</text:span></text:p>
      <text:p text:style-name="P11"><text:span text:style-name="T7">stanowi</text:span><text:span text:style-name="T10">ą</text:span><text:span text:style-name="T7"> opracowane kody – zarówno w j</text:span><text:span text:style-name="T10">ę</text:span><text:span text:style-name="T7">zyku C++, jak i w postaci tak zwanych blueprintów.</text:span></text:p>
      <text:p text:style-name="P4"/>
      <text:p text:style-name="P11">Słowa kluczowe – Unreal Engine 4, tworzenie gier wideo, gra wide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Summary</text:p>
      <text:p text:style-name="P13"/>
      <text:p text:style-name="P14">Implementation of an online video game using Unreal Engine 4</text:p>
      <text:p text:style-name="P4"><text:span text:style-name="T7">This thesis describes the implementation of an online video game “thesis_1“, based on Unreal</text:span></text:p>
      <text:p text:style-name="P4"><text:span text:style-name="T7">Engine 4. It contains the description of this engine and presents the game’s architecture</text:span></text:p>
      <text:p text:style-name="P4"><text:span text:style-name="T7">and applied tools, encountered problems and their solutions. An integral part of the thesis</text:span></text:p>
      <text:p text:style-name="P11"><text:span text:style-name="T7">are the prepared codes, both in C++, as in the form of so-called blueprints.</text:span></text:p>
      <text:p text:style-name="P4"/>
      <text:p text:style-name="P11">Keywords – Unreal Engine 4, game development, gamedev, video g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RomNo9L-Medi" svg:font-family="NimbusRomNo9L-Medi" style:font-family-generic="roman" style:font-pitch="variable"/>
    <style:font-face style:name="NimbusRomNo9L-Regu" svg:font-family="NimbusRomNo9L-Regu" style:font-family-generic="roman" style:font-pitch="variable"/>
    <style:font-face style:name="NimbusRomNo9L-ReguItal" svg:font-family="NimbusRomNo9L-ReguIt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NimbusRomNo9L-Medi1" svg:font-family="NimbusRomNo9L-Medi" style:font-family-generic="system" style:font-pitch="variable"/>
    <style:font-face style:name="NimbusRomNo9L-Regu1" svg:font-family="NimbusRomNo9L-Regu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style:letter-kerning="true" style:font-name-asian="Arial" style:font-family-asian="Arial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style:language-complex="pl" style:country-complex="PL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ial" style:font-family-asian="Arial" style:font-family-generic-asian="system" style:font-pitch-asian="variable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/>
      <style:text-properties style:font-name-asian="Arial" style:font-family-asian="Arial" style:font-family-generic-asian="system" style:font-pitch-asian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/>
      <style:text-properties fo:font-size="12pt" fo:font-style="italic" style:font-name-asian="Arial" style:font-family-asian="Arial" style:font-family-generic-asian="system" style:font-pitch-asian="variable" style:font-size-asian="12pt" style:font-style-asian="italic"/>
    </style:style>
    <style:style style:name="Index" style:family="paragraph" style:parent-style-name="Standard" style:default-outline-level="" style:class="index">
      <style:text-properties style:font-name-asian="Arial" style:font-family-asian="Aria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6T19:38:00.708000000</dc:date>
    <meta:editing-duration>PT4M9S</meta:editing-duration>
    <meta:editing-cycles>2</meta:editing-cycles>
    <meta:generator>LibreOffice/5.3.2.2$Windows_X86_64 LibreOffice_project/6cd4f1ef626f15116896b1d8e1398b56da0d0ee1</meta:generator>
    <meta:document-statistic meta:table-count="0" meta:image-count="0" meta:object-count="0" meta:page-count="2" meta:paragraph-count="28" meta:word-count="202" meta:character-count="1420" meta:non-whitespace-character-count="1243"/>
  </office:meta>
</office:document-meta>
</file>